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066in" fo:margin-left="0in" fo:margin-right="0in" fo:margin-top="0.0833in" fo:margin-bottom="0.0833in" table:align="margins" style:may-break-between-rows="false"/>
    </style:style>
    <style:style style:name="Table2.A" style:family="table-column">
      <style:table-column-properties style:column-width="0.8424in" style:rel-column-width="9098*"/>
    </style:style>
    <style:style style:name="Table2.B" style:family="table-column">
      <style:table-column-properties style:column-width="5.2236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066in" fo:margin-left="0in" fo:margin-right="0in" fo:margin-top="0.1181in" fo:margin-bottom="0.1181in" table:align="margins" style:may-break-between-rows="true"/>
    </style:style>
    <style:style style:name="Table10.A" style:family="table-column">
      <style:table-column-properties style:column-width="1.5993in" style:rel-column-width="17277*"/>
    </style:style>
    <style:style style:name="Table10.B" style:family="table-column">
      <style:table-column-properties style:column-width="1.7326in" style:rel-column-width="18719*"/>
    </style:style>
    <style:style style:name="Table10.C" style:family="table-column">
      <style:table-column-properties style:column-width="2.734in" style:rel-column-width="29539*"/>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91in" fo:margin-left="0in" fo:margin-right="0.0021in" fo:margin-top="0.1181in" fo:margin-bottom="0.1965in" table:align="margins" style:may-break-between-rows="true"/>
    </style:style>
    <style:style style:name="Table8.A" style:family="table-column">
      <style:table-column-properties style:column-width="1.5194in" style:rel-column-width="14882*"/>
    </style:style>
    <style:style style:name="Table8.B" style:family="table-column">
      <style:table-column-properties style:column-width="5.1715in" style:rel-column-width="50653*"/>
    </style:style>
    <style:style style:name="Table8.1" style:family="table-row">
      <style:table-row-properties style:min-row-height="0.2917in"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3" style:family="table-row">
      <style:table-row-properties fo:background-color="#e6e6e6" style:keep-together="false" fo:keep-together="always">
        <style:background-image/>
      </style:table-row-properties>
    </style:style>
    <style:style style:name="Table8.A4"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B4" style:family="table-cell">
      <style:table-cell-properties style:vertical-align="middle"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background-color="#e6e6e6" style:keep-together="false" fo:keep-together="always">
        <style:background-image/>
      </style:table-row-properties>
    </style:style>
    <style:style style:name="Table7.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left="0.0396in" fo:padding-right="0.0396in" fo:padding-top="0.0785in" fo:padding-bottom="0.0396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3"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4"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9"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7.B9"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9" style:family="table">
      <style:table-properties style:width="6.6931in" fo:margin-left="0in" fo:margin-right="0in" fo:margin-top="0.1576in" fo:margin-bottom="0.1965in" table:align="margins" fo:keep-with-next="auto" style:may-break-between-rows="false"/>
    </style:style>
    <style:style style:name="Table9.A" style:family="table-column">
      <style:table-column-properties style:column-width="1.9271in" style:rel-column-width="18869*"/>
    </style:style>
    <style:style style:name="Table9.B" style:family="table-column">
      <style:table-column-properties style:column-width="4.766in" style:rel-column-width="46666*"/>
    </style:style>
    <style:style style:name="Table9.1" style:family="table-row">
      <style:table-row-properties style:keep-together="false" fo:keep-together="always"/>
    </style:style>
    <style:style style:name="Table9.A1" style:family="table-cell">
      <style:table-cell-properties fo:background-color="#e6e6e6"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B1" style:family="table-cell">
      <style:table-cell-properties fo:background-color="#e6e6e6" fo:padding-left="0.0396in" fo:padding-right="0.0396in" fo:padding-top="0.0785in" fo:padding-bottom="0.0396in" fo:border="0.0007in solid #000000">
        <style:background-image/>
      </style:table-cell-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B2"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1576in" fo:margin-bottom="0in" table:align="margins" style:may-break-between-rows="false"/>
    </style:style>
    <style:style style:name="Table3.A" style:family="table-column">
      <style:table-column-properties style:column-width="2.0146in" style:rel-column-width="19725*"/>
    </style:style>
    <style:style style:name="Table3.B" style:family="table-column">
      <style:table-column-properties style:column-width="4.6785in" style:rel-column-width="4581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left="0in" fo:padding-right="0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Table3.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Table3.A27"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Table3.B27"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Functionkey_5f_shortcuts" style:display-name="Functionkey_shortcuts" style:family="table">
      <style:table-properties style:width="6.6931in" fo:margin-left="0in" fo:margin-right="0in" fo:margin-top="0.1181in" fo:margin-bottom="0.1576in" table:align="margins" style:may-break-between-rows="true"/>
    </style:style>
    <style:style style:name="Functionkey_5f_shortcuts.A" style:display-name="Functionkey_shortcuts.A" style:family="table-column">
      <style:table-column-properties style:column-width="2.259in" style:rel-column-width="22116*"/>
    </style:style>
    <style:style style:name="Functionkey_5f_shortcuts.B" style:display-name="Functionkey_shortcuts.B" style:family="table-column">
      <style:table-column-properties style:column-width="4.434in" style:rel-column-width="43419*"/>
    </style:style>
    <style:style style:name="Functionkey_5f_shortcuts.1" style:display-name="Functionkey_shortcuts.1" style:family="table-row">
      <style:table-row-properties style:min-row-height="0.2708in" fo:background-color="#e6e6e6" style:keep-together="false" fo:keep-together="always">
        <style:background-image/>
      </style:table-row-properties>
    </style:style>
    <style:style style:name="Functionkey_5f_shortcuts.A1" style:display-name="Functionkey_shortcuts.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Functionkey_5f_shortcuts.B1" style:display-name="Functionkey_shortcuts.B1" style:family="table-cell">
      <style:table-cell-properties fo:background-color="transparent" fo:padding-left="0in" fo:padding-right="0in" fo:padding-top="0.0785in" fo:padding-bottom="0.0396in" fo:border="0.0007in solid #000000">
        <style:background-image/>
      </style:table-cell-properties>
    </style:style>
    <style:style style:name="Functionkey_5f_shortcuts.2" style:display-name="Functionkey_shortcuts.2" style:family="table-row">
      <style:table-row-properties fo:background-color="#ffffff" style:keep-together="false" fo:keep-together="always">
        <style:background-image/>
      </style:table-row-properties>
    </style:style>
    <style:style style:name="Functionkey_5f_shortcuts.A2" style:display-name="Functionkey_shortcuts.A2" style:family="table-cell">
      <style:table-cell-properties style:vertical-align="top"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B2" style:display-name="Functionkey_shortcuts.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Functionkey_5f_shortcuts.3" style:display-name="Functionkey_shortcuts.3" style:family="table-row">
      <style:table-row-properties fo:background-color="#e6e6e6" style:keep-together="false" fo:keep-together="always">
        <style:background-image/>
      </style:table-row-properties>
    </style:style>
    <style:style style:name="Functionkey_5f_shortcuts.A3" style:display-name="Functionkey_shortcuts.A3"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A54" style:display-name="Functionkey_shortcuts.A54" style:family="table-cell">
      <style:table-cell-properties fo:background-color="transparent" fo:padding-left="0in" fo:padding-right="0in" fo:padding-top="0.0785in" fo:padding-bottom="0.0396in" fo:border-left="0.0007in solid #000000" fo:border-right="none" fo:border-top="0.0007in solid #000000" fo:border-bottom="none">
        <style:background-image/>
      </style:table-cell-properties>
    </style:style>
    <style:style style:name="Functionkey_5f_shortcuts.B54" style:display-name="Functionkey_shortcuts.B54" style:family="table-cell">
      <style:table-cell-properties fo:background-color="transparent" fo:padding-left="0in" fo:padding-right="0in" fo:padding-top="0.0785in" fo:padding-bottom="0.0396in" fo:border-left="0.0007in solid #000000" fo:border-right="0.0007in solid #000000" fo:border-top="0.0007in solid #000000" fo:border-bottom="none">
        <style:background-image/>
      </style:table-cell-properties>
    </style:style>
    <style:style style:name="Functionkey_5f_shortcuts.A60" style:display-name="Functionkey_shortcuts.A60"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Functionkey_5f_shortcuts.B60" style:display-name="Functionkey_shortcuts.B60"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Shortcuts_5f_for_5f_Tables" style:display-name="Shortcuts_for_Tables" style:family="table">
      <style:table-properties style:width="6.6931in" fo:margin-left="0in" fo:margin-right="0in" fo:margin-top="0.1181in" fo:margin-bottom="0.1576in" table:align="margins" fo:keep-with-next="auto" style:may-break-between-rows="true"/>
    </style:style>
    <style:style style:name="Shortcuts_5f_for_5f_Tables.A" style:display-name="Shortcuts_for_Tables.A" style:family="table-column">
      <style:table-column-properties style:column-width="2.2597in" style:rel-column-width="22129*"/>
    </style:style>
    <style:style style:name="Shortcuts_5f_for_5f_Tables.B" style:display-name="Shortcuts_for_Tables.B" style:family="table-column">
      <style:table-column-properties style:column-width="4.4333in" style:rel-column-width="43406*"/>
    </style:style>
    <style:style style:name="Shortcuts_5f_for_5f_Tables.1" style:display-name="Shortcuts_for_Tables.1" style:family="table-row">
      <style:table-row-properties fo:background-color="#e6e6e6" style:keep-together="false" fo:keep-together="always">
        <style:background-image/>
      </style:table-row-properties>
    </style:style>
    <style:style style:name="Shortcuts_5f_for_5f_Tables.A1" style:display-name="Shortcuts_for_Table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Tables.B1" style:display-name="Shortcuts_for_Table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Tables.2" style:display-name="Shortcuts_for_Tables.2" style:family="table-row">
      <style:table-row-properties fo:background-color="#ffffff" style:keep-together="false" fo:keep-together="always">
        <style:background-image/>
      </style:table-row-properties>
    </style:style>
    <style:style style:name="Shortcuts_5f_for_5f_Tables.A2" style:display-name="Shortcuts_for_Table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B2" style:display-name="Shortcuts_for_Table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Tables.A3" style:display-name="Shortcuts_for_Tables.A3"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A14" style:display-name="Shortcuts_for_Tables.A14"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Tables.B14" style:display-name="Shortcuts_for_Tables.B14"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Shortcuts_5f_for_5f_Headings" style:display-name="Shortcuts_for_Headings" style:family="table">
      <style:table-properties style:width="6.6931in" fo:margin-left="0in" fo:margin-right="0in" fo:margin-top="0.1576in" fo:margin-bottom="0.1576in" table:align="margins" fo:keep-with-next="auto" style:may-break-between-rows="true"/>
    </style:style>
    <style:style style:name="Shortcuts_5f_for_5f_Headings.A" style:display-name="Shortcuts_for_Headings.A" style:family="table-column">
      <style:table-column-properties style:column-width="2.3035in" style:rel-column-width="22553*"/>
    </style:style>
    <style:style style:name="Shortcuts_5f_for_5f_Headings.B" style:display-name="Shortcuts_for_Headings.B" style:family="table-column">
      <style:table-column-properties style:column-width="4.3896in" style:rel-column-width="42982*"/>
    </style:style>
    <style:style style:name="Shortcuts_5f_for_5f_Headings.1" style:display-name="Shortcuts_for_Headings.1" style:family="table-row">
      <style:table-row-properties fo:background-color="#e6e6e6" style:keep-together="false" fo:keep-together="always">
        <style:background-image/>
      </style:table-row-properties>
    </style:style>
    <style:style style:name="Shortcuts_5f_for_5f_Headings.A1" style:display-name="Shortcuts_for_Heading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Headings.B1" style:display-name="Shortcuts_for_Heading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Headings.2" style:display-name="Shortcuts_for_Headings.2" style:family="table-row">
      <style:table-row-properties fo:background-color="#ffffff" style:keep-together="false" fo:keep-together="always">
        <style:background-image/>
      </style:table-row-properties>
    </style:style>
    <style:style style:name="Shortcuts_5f_for_5f_Headings.A2" style:display-name="Shortcuts_for_Heading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B2" style:display-name="Shortcuts_for_Heading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Headings.A9" style:display-name="Shortcuts_for_Headings.A9"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A12" style:display-name="Shortcuts_for_Headings.A12"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Headings.B12" style:display-name="Shortcuts_for_Headings.B12"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1576in" fo:margin-bottom="0in" table:align="margins" style:may-break-between-rows="false"/>
    </style:style>
    <style:style style:name="Table4.A" style:family="table-column">
      <style:table-column-properties style:column-width="1.9792in" style:rel-column-width="19379*"/>
    </style:style>
    <style:style style:name="Table4.B" style:family="table-column">
      <style:table-column-properties style:column-width="4.7139in" style:rel-column-width="46156*"/>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396in" fo:padding-right="0.0396in" fo:padding-top="0.0785in" fo:padding-bottom="0.0396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ableText.Italic">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 style:family="paragraph" style:parent-style-name="OOoTableText.Italic">
      <style:paragraph-properties fo:text-align="start" style:justify-single-word="false" fo:background-color="transparent">
        <style:background-image/>
      </style:paragraph-properties>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Contents_20_1">
      <style:paragraph-properties>
        <style:tab-stops>
          <style:tab-stop style:position="6.6929in" style:type="right" style:leader-style="dotted" style:leader-text="."/>
        </style:tab-stops>
      </style:paragraph-properties>
    </style:style>
    <style:style style:name="P8" style:family="paragraph" style:parent-style-name="OOoContents_20_2">
      <style:paragraph-properties>
        <style:tab-stops>
          <style:tab-stop style:position="6.4965in" style:type="right" style:leader-style="dotted" style:leader-text="."/>
        </style:tab-stops>
      </style:paragraph-properties>
    </style:style>
    <style:style style:name="P9" style:family="paragraph" style:parent-style-name="OOoTableText">
      <style:paragraph-properties style:shadow="none"/>
    </style:style>
    <style:style style:name="P10"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style:shadow="none"/>
    </style:style>
    <style:style style:name="P13" style:family="paragraph" style:parent-style-name="OOoToCHead" style:master-page-name="OOoFrontMatter">
      <style:paragraph-properties style:page-number="auto"/>
    </style:style>
    <style:style style:name="P14" style:family="paragraph" style:parent-style-name="OOoHeading_20_1" style:master-page-name="">
      <style:paragraph-properties style:page-number="auto" fo:break-before="page"/>
    </style:style>
    <style:style style:name="P15" style:family="paragraph" style:parent-style-name="OOoHeading_20_1" style:master-page-name="">
      <style:paragraph-properties style:page-number="auto" fo:keep-with-next="always"/>
    </style:style>
    <style:style style:name="P16" style:family="paragraph" style:parent-style-name="OOoHeading_20_1" style:master-page-name="">
      <style:paragraph-properties style:page-number="auto" fo:break-before="auto" fo:break-after="auto"/>
    </style:style>
    <style:style style:name="P17" style:family="paragraph" style:parent-style-name="OOoNewChapter" style:master-page-name="OOoFirstPage">
      <style:paragraph-properties style:page-number="auto"/>
    </style:style>
    <style:style style:name="P18" style:family="paragraph" style:parent-style-name="OOoHeading_20_0">
      <style:paragraph-properties fo:text-align="center" style:justify-single-word="false"/>
    </style:style>
    <style:style style:name="P19" style:family="paragraph" style:parent-style-name="OOoSubtitle">
      <style:paragraph-properties fo:text-align="center" style:justify-single-word="false"/>
    </style:style>
    <style:style style:name="P20" style:family="paragraph" style:parent-style-name="OOoTableText.Italic">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Italic">
      <style:paragraph-properties fo:text-align="start" style:justify-single-word="false" fo:background-color="transparent">
        <style:background-image/>
      </style:paragraph-properties>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fo:language="zxx" fo:country="none"/>
    </style:style>
    <style:style style:name="T7" style:family="text">
      <style:text-properties style:font-name="Wingdings"/>
    </style:style>
    <style:style style:name="T8" style:family="text">
      <style:text-properties fo:font-style="italic" style:font-style-asian="italic" style:font-style-complex="italic"/>
    </style:style>
    <style:style style:name="T9" style:family="text">
      <style:text-properties fo:font-size="12.6000003814697pt" fo:language="en" fo:country="US" style:letter-kerning="true"/>
    </style:style>
    <style:style style:name="T10"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Appendix <text:span text:style-name="OOoChapterNumber">A</text:span><text:line-break/> <text:s/>Keyboard Shortcuts</text:p>
      <text:p text:style-name="P19">Using Writer Without a Mouse</text:p>
      <text:h text:style-name="OOoHeading_20_1" text:outline-level="1">Introduction</text:h>
      <text:p text:style-name="OOoTextBody">You can use OpenOffice.org (OOo) without requiring a pointing device, such as a mouse or trackball, by using its built-in keyboard <text:alphabetical-index-mark text:string-value="shortcut keys"/>shortcuts.</text:p>
      <text:p text:style-name="OOoTextBody">OOo has a general set of keyboard shortcuts, available in all components, and a component-specific set directly related to the work of that component. This appendix lists the the default set for Writer. For general shortcuts, see Appendix A of the <text:span text:style-name="OOoEmphasis">Getting Started</text:span> guide.</text:p>
      <text:p text:style-name="OOoTextBody">For help with <text:span text:style-name="T5">OOo’s</text:span> keyboard shortcuts, or using OOo with a keyboard only, search the OOo Help using the “shortcut” or “<text:alphabetical-index-mark text:string-value="accessibility features"/><text:span text:style-name="T6">accessibility” keywords.</text:span></text:p>
      <text:p text:style-name="OOoTextBody"><text:span text:style-name="T6">In addition to using the built-in </text:span><text:alphabetical-index-mark text:string-value="assigning" text:key1="keyboard shortcuts"/>keyboard shortcuts listed in this Appendix, you can define your own. See Chapter 16 (Customizing Writer) for instruction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9">Some of the shortcuts listed here may not work if your operating system uses the same shortcuts for other tasks.</text:p>
            <text:p text:style-name="OOoTableText">To get around this problem, assign different keys to these shortcuts by reconfiguring either OOo (see Chapter 16) or your operating system (see system documentation).</text:p>
          </table:table-cell>
        </table:table-row>
      </table:table>
      <text:h text:style-name="OOoHeading_20_2" text:outline-level="2">Tip for Macintosh users</text:h>
      <text:p text:style-name="OOoTextBody"><text:bookmark-start text:name="__RefHeading__3193_13691767531"/><text:span text:style-name="OOoDefault">Some keystrokes are different on a Mac from those used in Windows and Linux. The following table gives some common substitutions for the instructions in this book. For a more detailed list, see the application Help.</text:span><text:bookmark-end text:name="__RefHeading__3193_13691767531"/></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Windows/Linux</text:p>
            </table:table-cell>
            <table:table-cell table:style-name="Table10.A1" office:value-type="string">
              <text:p text:style-name="OOoTableHeader">Mac equivalent</text:p>
            </table:table-cell>
            <table:table-cell table:style-name="Table10.C1" office:value-type="string">
              <text:p text:style-name="OOoTableHeader">Effect</text:p>
            </table:table-cell>
          </table:table-row>
        </table:table-header-rows>
        <table:table-row table:style-name="Table10.2">
          <table:table-cell table:style-name="Table10.A2" office:value-type="string">
            <text:p text:style-name="P4"><text:span text:style-name="OOoKeystroke">Right-click</text:span></text:p>
          </table:table-cell>
          <table:table-cell table:style-name="Table10.A2" office:value-type="string">
            <text:p text:style-name="P4">Control+click</text:p>
          </table:table-cell>
          <table:table-cell table:style-name="Table10.C2" office:value-type="string">
            <text:p text:style-name="P4">Open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4"><text:span text:style-name="T7">z</text:span> <text:span text:style-name="T8">(Command)</text:span></text:p>
          </table:table-cell>
          <table:table-cell table:style-name="Table10.C2" office:value-type="string">
            <text:p text:style-name="P4">Used with other keys</text:p>
          </table:table-cell>
        </table:table-row>
        <table:table-row table:style-name="Table10.2">
          <table:table-cell table:style-name="Table10.A2" office:value-type="string">
            <text:p text:style-name="P4"><text:span text:style-name="OOoKeystroke">F5</text:span></text:p>
          </table:table-cell>
          <table:table-cell table:style-name="Table10.A2" office:value-type="string">
            <text:p text:style-name="P4">Shift+<text:span text:style-name="T7">z</text:span>+F5</text:p>
          </table:table-cell>
          <table:table-cell table:style-name="Table10.C2" office:value-type="string">
            <text:p text:style-name="P4">Open the Navigator</text:p>
          </table:table-cell>
        </table:table-row>
        <text:soft-page-break/>
        <table:table-row table:style-name="Table10.1">
          <table:table-cell table:style-name="Table10.A5" office:value-type="string">
            <text:p text:style-name="P4"><text:span text:style-name="OOoKeystroke">F11</text:span></text:p>
          </table:table-cell>
          <table:table-cell table:style-name="Table10.A5" office:value-type="string">
            <text:p text:style-name="P4"><text:span text:style-name="T7">z</text:span>+<text:span text:style-name="T8">T</text:span></text:p>
          </table:table-cell>
          <table:table-cell table:style-name="Table10.C5" office:value-type="string">
            <text:p text:style-name="P4">Open Styles &amp; Formatting window</text:p>
          </table:table-cell>
        </table:table-row>
      </table:table>
      <text:h text:style-name="OOoHeading_20_1" text:outline-level="1">Opening menus and menu items</text:h>
      <table:table table:name="Table8" table:style-name="Table8">
        <table:table-column table:style-name="Table8.A"/>
        <table:table-column table:style-name="Table8.B"/>
        <table:table-header-rows>
          <table:table-row table:style-name="Table8.1">
            <table:table-cell table:style-name="Table8.A1" office:value-type="string">
              <text:p text:style-name="P5">Shortcut Keys</text:p>
            </table:table-cell>
            <table:table-cell table:style-name="Table8.B1" office:value-type="string">
              <text:p text:style-name="P5">Result</text:p>
            </table:table-cell>
          </table:table-row>
        </table:table-header-rows>
        <table:table-row table:style-name="Table8.2">
          <table:table-cell table:style-name="Table8.A2" office:value-type="string">
            <text:p text:style-name="P3">Alt+&lt;?&gt;</text:p>
          </table:table-cell>
          <table:table-cell table:style-name="Table8.B2" office:value-type="string">
            <text:p text:style-name="P4">Opens a menu where &lt;?&gt; is <text:span text:style-name="T9">the</text:span> underlined character of the menu you want to open. For example, <text:span text:style-name="T8">Alt+T</text:span> opens the menu <text:span text:style-name="T10">T</text:span>ools.</text:p>
          </table:table-cell>
        </table:table-row>
        <table:table-row table:style-name="Table8.3">
          <table:table-cell table:style-name="Table8.A2" office:value-type="string">
            <text:p text:style-name="P6">Alt+&lt;?&gt;+&lt;*&gt;</text:p>
          </table:table-cell>
          <table:table-cell table:style-name="Table8.B2" office:value-type="string">
            <text:p text:style-name="P4">Opens a menu item where &lt;?&gt; is <text:span text:style-name="T9">the</text:span> underlined character of the menu you want to open and &lt;*&gt; is the item within that menu. For example, <text:span text:style-name="T8">Alt+T+G </text:span>opens the <text:span text:style-name="T10">G</text:span>allery menu item in the menu <text:span text:style-name="T10">T</text:span>ools. </text:p>
          </table:table-cell>
        </table:table-row>
        <table:table-row table:style-name="Table8.2">
          <table:table-cell table:style-name="Table8.A4" office:value-type="string">
            <text:p text:style-name="P3">Esc</text:p>
          </table:table-cell>
          <table:table-cell table:style-name="Table8.B4" office:value-type="string">
            <text:p text:style-name="P4">Closes an open menu.</text:p>
          </table:table-cell>
        </table:table-row>
      </table:table>
      <text:h text:style-name="OOoHeading_20_1" text:outline-level="1">Controlling dialogs</text:h>
      <text:p text:style-name="OOoTextBody"><text:bookmark-start text:name="__RefHeading__3057_2803052681"/>When you open any dialog, one element (such as a button, an option field, an entry in a list box, or a checkbox) is highlighted or indicated by a dotted box around the field or button name. This element is said to have the focus on it.<text:bookmark-end text:name="__RefHeading__3057_2803052681"/></text:p>
      <table:table table:name="Table7" table:style-name="Table7">
        <table:table-column table:style-name="Table7.A"/>
        <table:table-column table:style-name="Table7.B"/>
        <table:table-header-rows>
          <table:table-row table:style-name="Table7.1">
            <table:table-cell table:style-name="Table7.A1" office:value-type="string">
              <text:p text:style-name="P5">Shortcut Keys</text:p>
            </table:table-cell>
            <table:table-cell table:style-name="Table7.B1" office:value-type="string">
              <text:p text:style-name="P5">Result</text:p>
            </table:table-cell>
          </table:table-row>
        </table:table-header-rows>
        <table:table-row table:style-name="Table7.2">
          <table:table-cell table:style-name="Table7.A2" office:value-type="string">
            <text:p text:style-name="P3">Enter</text:p>
          </table:table-cell>
          <table:table-cell table:style-name="Table7.B2" office:value-type="string">
            <text:p text:style-name="P4">Activates selected button. In most cases where no button is selected, <text:span text:style-name="T8">Enter</text:span> is equivalent to clicking <text:span text:style-name="OOoMenuPath">OK</text:span>.</text:p>
          </table:table-cell>
        </table:table-row>
        <table:table-row table:style-name="Table7.3">
          <table:table-cell table:style-name="Table7.A3" office:value-type="string">
            <text:p text:style-name="P3">Esc</text:p>
          </table:table-cell>
          <table:table-cell table:style-name="Table7.B2" office:value-type="string">
            <text:p text:style-name="P4">Closes dialog without saving any changes made while it was open. In most cases, <text:span text:style-name="T8">Esc</text:span> is equivalent to clicking Cancel. When an open drop-down list is selected, <text:span text:style-name="T8">Esc </text:span>closes the list.</text:p>
          </table:table-cell>
        </table:table-row>
        <table:table-row table:style-name="Table7.2">
          <table:table-cell table:style-name="Table7.A4" office:value-type="string">
            <text:p text:style-name="P3">Spacebar</text:p>
          </table:table-cell>
          <table:table-cell table:style-name="Table7.B2" office:value-type="string">
            <text:p text:style-name="P4">Checks an empty checkbox. Clears a checked checkbox.</text:p>
          </table:table-cell>
        </table:table-row>
        <table:table-row table:style-name="Table7.3">
          <table:table-cell table:style-name="Table7.A3" office:value-type="string">
            <text:p text:style-name="P3">Up, down arrow keys </text:p>
          </table:table-cell>
          <table:table-cell table:style-name="Table7.B2" office:value-type="string">
            <text:p text:style-name="P4">Moves focus up and down a list. Increases or decreases value of a variable. Moves focus vertically within a section of dialog.</text:p>
          </table:table-cell>
        </table:table-row>
        <table:table-row table:style-name="Table7.2">
          <table:table-cell table:style-name="Table7.A3" office:value-type="string">
            <text:p text:style-name="P3">Right, left arrow keys</text:p>
          </table:table-cell>
          <table:table-cell table:style-name="Table7.B2" office:value-type="string">
            <text:p text:style-name="P4">Moves focus horizontally within a section of a dialog.</text:p>
          </table:table-cell>
        </table:table-row>
        <table:table-row table:style-name="Table7.3">
          <table:table-cell table:style-name="Table7.A3" office:value-type="string">
            <text:p text:style-name="P3">Tab</text:p>
          </table:table-cell>
          <table:table-cell table:style-name="Table7.B2" office:value-type="string">
            <text:p text:style-name="P4">Advances focus to the next section or element of a dialog.</text:p>
          </table:table-cell>
        </table:table-row>
        <table:table-row table:style-name="Table7.2">
          <table:table-cell table:style-name="Table7.A3" office:value-type="string">
            <text:p text:style-name="P3">Shift+Tab</text:p>
          </table:table-cell>
          <table:table-cell table:style-name="Table7.B2" office:value-type="string">
            <text:p text:style-name="P4">Returns focus <text:span text:style-name="T9">to the</text:span> previous section or element in a dialog.</text:p>
          </table:table-cell>
        </table:table-row>
        <table:table-row table:style-name="Table7.3">
          <table:table-cell table:style-name="Table7.A9" office:value-type="string">
            <text:p text:style-name="P3">Alt+Down Arrow</text:p>
          </table:table-cell>
          <table:table-cell table:style-name="Table7.B9" office:value-type="string">
            <text:p text:style-name="P4">Shows items in a drop-down list.</text:p>
          </table:table-cell>
        </table:table-row>
      </table:table>
      <text:h text:style-name="OOoHeading_20_1" text:outline-level="1"><text:soft-page-break/>Stopping macros</text:h>
      <table:table table:name="Table9" table:style-name="Table9">
        <table:table-column table:style-name="Table9.A"/>
        <table:table-column table:style-name="Table9.B"/>
        <table:table-header-rows>
          <table:table-row table:style-name="Table9.1">
            <table:table-cell table:style-name="Table9.A1" office:value-type="string">
              <text:p text:style-name="P5">Shortcut Keys</text:p>
            </table:table-cell>
            <table:table-cell table:style-name="Table9.B1" office:value-type="string">
              <text:p text:style-name="P5">Result</text:p>
            </table:table-cell>
          </table:table-row>
        </table:table-header-rows>
        <table:table-row table:style-name="Table9.1">
          <table:table-cell table:style-name="Table9.A2" office:value-type="string">
            <text:p text:style-name="P4"><text:span text:style-name="OOoKeystroke">Shift+Ctrl+Q</text:span></text:p>
          </table:table-cell>
          <table:table-cell table:style-name="Table9.B2" office:value-type="string">
            <text:p text:style-name="P4">Stops a running macro.</text:p>
          </table:table-cell>
        </table:table-row>
      </table:table>
      <text:h text:style-name="OOoHeading_20_1" text:outline-level="1"><text:soft-page-break/>Function keys for Writer</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Italic">F2</text:p>
          </table:table-cell>
          <table:table-cell table:style-name="Table3.B2" office:value-type="string">
            <text:p text:style-name="OOoTableText">Opens or closes the Formula Bar.</text:p>
          </table:table-cell>
        </table:table-row>
        <table:table-row table:style-name="Table3.1">
          <table:table-cell table:style-name="Table3.A2" office:value-type="string">
            <text:p text:style-name="OOoTableText.Italic">Ctrl+F2</text:p>
          </table:table-cell>
          <table:table-cell table:style-name="Table3.B2" office:value-type="string">
            <text:p text:style-name="OOoTableText">Opens the Fields dialog box.</text:p>
          </table:table-cell>
        </table:table-row>
        <table:table-row table:style-name="Table3.2">
          <table:table-cell table:style-name="Table3.A2" office:value-type="string">
            <text:p text:style-name="OOoTableText.Italic">F3</text:p>
          </table:table-cell>
          <table:table-cell table:style-name="Table3.B2" office:value-type="string">
            <text:p text:style-name="OOoTableText">Inserts the AutoText entry corresponding to the typed shortcut.</text:p>
          </table:table-cell>
        </table:table-row>
        <table:table-row table:style-name="Table3.1">
          <table:table-cell table:style-name="Table3.A2" office:value-type="string">
            <text:p text:style-name="OOoTableText.Italic">Ctrl+F3</text:p>
          </table:table-cell>
          <table:table-cell table:style-name="Table3.B2" office:value-type="string">
            <text:p text:style-name="OOoTableText">Opens the AutoText dialog box, where you can edit an AutoText entry or create a new entry from the selected text.</text:p>
          </table:table-cell>
        </table:table-row>
        <table:table-row table:style-name="Table3.2">
          <table:table-cell table:style-name="Table3.A2" office:value-type="string">
            <text:p text:style-name="OOoTableText.Italic">F4</text:p>
          </table:table-cell>
          <table:table-cell table:style-name="Table3.B2" office:value-type="string">
            <text:p text:style-name="OOoTableText">Opens or closes the View Data Sources window.</text:p>
          </table:table-cell>
        </table:table-row>
        <table:table-row table:style-name="Table3.1">
          <table:table-cell table:style-name="Table3.A2" office:value-type="string">
            <text:p text:style-name="OOoTableText.Italic">Shift+F4</text:p>
          </table:table-cell>
          <table:table-cell table:style-name="Table3.B2" office:value-type="string">
            <text:p text:style-name="OOoTableText">Selects the next frame.</text:p>
          </table:table-cell>
        </table:table-row>
        <table:table-row table:style-name="Table3.2">
          <table:table-cell table:style-name="Table3.A2" office:value-type="string">
            <text:p text:style-name="OOoTableText.Italic">F5</text:p>
          </table:table-cell>
          <table:table-cell table:style-name="Table3.B2" office:value-type="string">
            <text:p text:style-name="OOoTableText">Opens or closes the Navigator.</text:p>
          </table:table-cell>
        </table:table-row>
        <table:table-row table:style-name="Table3.1">
          <table:table-cell table:style-name="Table3.A2" office:value-type="string">
            <text:p text:style-name="OOoTableText.Italic">Ctrl+Shift+F5</text:p>
          </table:table-cell>
          <table:table-cell table:style-name="Table3.B2" office:value-type="string">
            <text:p text:style-name="OOoTableText">Opens the Navigator with cursor in page number field.</text:p>
          </table:table-cell>
        </table:table-row>
        <table:table-row table:style-name="Table3.2">
          <table:table-cell table:style-name="Table3.A2" office:value-type="string">
            <text:p text:style-name="OOoTableText.Italic">F7</text:p>
          </table:table-cell>
          <table:table-cell table:style-name="Table3.B2" office:value-type="string">
            <text:p text:style-name="OOoTableText">Starts the spelling and grammar checker.</text:p>
          </table:table-cell>
        </table:table-row>
        <table:table-row table:style-name="Table3.1">
          <table:table-cell table:style-name="Table3.A2" office:value-type="string">
            <text:p text:style-name="OOoTableText.Italic">Ctrl+F7</text:p>
          </table:table-cell>
          <table:table-cell table:style-name="Table3.B2" office:value-type="string">
            <text:p text:style-name="OOoTableText">Opens the Thesaurus.</text:p>
          </table:table-cell>
        </table:table-row>
        <table:table-row table:style-name="Table3.2">
          <table:table-cell table:style-name="Table3.A2" office:value-type="string">
            <text:p text:style-name="OOoTableText.Italic">F8</text:p>
          </table:table-cell>
          <table:table-cell table:style-name="Table3.B2" office:value-type="string">
            <text:p text:style-name="OOoTableText">Turns Extension Selection mode on or off.</text:p>
          </table:table-cell>
        </table:table-row>
        <table:table-row table:style-name="Table3.1">
          <table:table-cell table:style-name="Table3.A2" office:value-type="string">
            <text:p text:style-name="OOoTableText.Italic">Ctrl+F8</text:p>
          </table:table-cell>
          <table:table-cell table:style-name="Table3.B2" office:value-type="string">
            <text:p text:style-name="OOoTableText">Turns field shadings on or off.</text:p>
          </table:table-cell>
        </table:table-row>
        <table:table-row table:style-name="Table3.2">
          <table:table-cell table:style-name="Table3.A2" office:value-type="string">
            <text:p text:style-name="OOoTableText.Italic">Shift+F8</text:p>
          </table:table-cell>
          <table:table-cell table:style-name="Table3.B2" office:value-type="string">
            <text:p text:style-name="OOoTableText">Turns Multiple Selection mode on or off.</text:p>
          </table:table-cell>
        </table:table-row>
        <table:table-row table:style-name="Table3.1">
          <table:table-cell table:style-name="Table3.A2" office:value-type="string">
            <text:p text:style-name="OOoTableText.Italic">Ctrl+Shift+F8</text:p>
          </table:table-cell>
          <table:table-cell table:style-name="Table3.B2" office:value-type="string">
            <text:p text:style-name="OOoTableText">Turns Block Selection mode on or off.</text:p>
          </table:table-cell>
        </table:table-row>
        <table:table-row table:style-name="Table3.2">
          <table:table-cell table:style-name="Table3.A2" office:value-type="string">
            <text:p text:style-name="OOoTableText.Italic">F9</text:p>
          </table:table-cell>
          <table:table-cell table:style-name="Table3.B2" office:value-type="string">
            <text:p text:style-name="OOoTableText">Updates fields.</text:p>
          </table:table-cell>
        </table:table-row>
        <table:table-row table:style-name="Table3.1">
          <table:table-cell table:style-name="Table3.A2" office:value-type="string">
            <text:p text:style-name="OOoTableText.Italic">Ctrl+F9</text:p>
          </table:table-cell>
          <table:table-cell table:style-name="Table3.B2" office:value-type="string">
            <text:p text:style-name="OOoTableText">Shows or hides field names.</text:p>
          </table:table-cell>
        </table:table-row>
        <table:table-row table:style-name="Table3.2">
          <table:table-cell table:style-name="Table3.A2" office:value-type="string">
            <text:p text:style-name="OOoTableText.Italic">Shift+F9</text:p>
          </table:table-cell>
          <table:table-cell table:style-name="Table3.B2" office:value-type="string">
            <text:p text:style-name="OOoTableText">Calculates Table.</text:p>
          </table:table-cell>
        </table:table-row>
        <table:table-row table:style-name="Table3.1">
          <table:table-cell table:style-name="Table3.A2" office:value-type="string">
            <text:p text:style-name="OOoTableText.Italic">Ctrl+Shift+F9</text:p>
          </table:table-cell>
          <table:table-cell table:style-name="Table3.B2" office:value-type="string">
            <text:p text:style-name="OOoTableText">Opens a dialog box for editing input fields and lists.</text:p>
          </table:table-cell>
        </table:table-row>
        <table:table-row table:style-name="Table3.2">
          <table:table-cell table:style-name="Table3.A2" office:value-type="string">
            <text:p text:style-name="OOoTableText.Italic">Ctrl+F10</text:p>
          </table:table-cell>
          <table:table-cell table:style-name="Table3.B2" office:value-type="string">
            <text:p text:style-name="OOoTableText">Displays or hides non-printing characters.</text:p>
          </table:table-cell>
        </table:table-row>
        <table:table-row table:style-name="Table3.1">
          <table:table-cell table:style-name="Table3.A2" office:value-type="string">
            <text:p text:style-name="OOoTableText.Italic">F11</text:p>
          </table:table-cell>
          <table:table-cell table:style-name="Table3.B2" office:value-type="string">
            <text:p text:style-name="OOoTableText">Opens or closes the Styles and Formatting window.</text:p>
          </table:table-cell>
        </table:table-row>
        <table:table-row table:style-name="Table3.2">
          <table:table-cell table:style-name="Table3.A2" office:value-type="string">
            <text:p text:style-name="OOoTableText.Italic">Shift+F11</text:p>
          </table:table-cell>
          <table:table-cell table:style-name="Table3.B2" office:value-type="string">
            <text:p text:style-name="OOoTableText">Creates a new style from a selection.</text:p>
          </table:table-cell>
        </table:table-row>
        <table:table-row table:style-name="Table3.1">
          <table:table-cell table:style-name="Table3.A2" office:value-type="string">
            <text:p text:style-name="OOoTableText.Italic">Ctrl+Shift+F11</text:p>
          </table:table-cell>
          <table:table-cell table:style-name="Table3.B2" office:value-type="string">
            <text:p text:style-name="OOoTableText">Updates a style.</text:p>
          </table:table-cell>
        </table:table-row>
        <table:table-row table:style-name="Table3.2">
          <table:table-cell table:style-name="Table3.A2" office:value-type="string">
            <text:p text:style-name="OOoTableText.Italic">F12</text:p>
          </table:table-cell>
          <table:table-cell table:style-name="Table3.B2" office:value-type="string">
            <text:p text:style-name="OOoTableText">Turns paragraph numbering on or off.</text:p>
          </table:table-cell>
        </table:table-row>
        <table:table-row table:style-name="Table3.1">
          <table:table-cell table:style-name="Table3.A2" office:value-type="string">
            <text:p text:style-name="OOoTableText.Italic">Ctrl+F12</text:p>
          </table:table-cell>
          <table:table-cell table:style-name="Table3.B2" office:value-type="string">
            <text:p text:style-name="OOoTableText">Inserts or edits a table.</text:p>
          </table:table-cell>
        </table:table-row>
        <table:table-row table:style-name="Table3.2">
          <table:table-cell table:style-name="Table3.A2" office:value-type="string">
            <text:p text:style-name="OOoTableText.Italic">Shift+F12</text:p>
          </table:table-cell>
          <table:table-cell table:style-name="Table3.B2" office:value-type="string">
            <text:p text:style-name="OOoTableText">Turns bullets on or off.</text:p>
          </table:table-cell>
        </table:table-row>
        <table:table-row table:style-name="Table3.1">
          <table:table-cell table:style-name="Table3.A27" office:value-type="string">
            <text:p text:style-name="OOoTableText.Italic">Ctrl+Shift+F12</text:p>
          </table:table-cell>
          <table:table-cell table:style-name="Table3.B27" office:value-type="string">
            <text:p text:style-name="OOoTableText">Turns numbering/bullets off.</text:p>
          </table:table-cell>
        </table:table-row>
      </table:table>
      <text:h text:style-name="P14" text:outline-level="1">Shortcut keys for Writer</text:h>
      <table:table table:name="Functionkey_shortcuts" table:style-name="Functionkey_5f_shortcuts">
        <table:table-column table:style-name="Functionkey_5f_shortcuts.A"/>
        <table:table-column table:style-name="Functionkey_5f_shortcuts.B"/>
        <table:table-header-rows>
          <table:table-row table:style-name="Functionkey_5f_shortcuts.1">
            <table:table-cell table:style-name="Functionkey_5f_shortcuts.A1" office:value-type="string">
              <text:p text:style-name="OOoTableHeader">Shortcut Keys</text:p>
            </table:table-cell>
            <table:table-cell table:style-name="Functionkey_5f_shortcuts.B1" office:value-type="string">
              <text:p text:style-name="P5">Effect</text:p>
            </table:table-cell>
          </table:table-row>
        </table:table-header-rows>
        <table:table-row table:style-name="Functionkey_5f_shortcuts.2">
          <table:table-cell table:style-name="Functionkey_5f_shortcuts.A2" office:value-type="string">
            <text:p text:style-name="P3"><text:span text:style-name="OOoKeystroke">Ctrl+A</text:span></text:p>
          </table:table-cell>
          <table:table-cell table:style-name="Functionkey_5f_shortcuts.B2" office:value-type="string">
            <text:p text:style-name="P4">Selects all content in a document, unless the cursor is in a table (see “<text:bookmark-ref text:reference-format="text" text:ref-name="__RefHeading__17689_440393434">Error: Reference source not found</text:bookmark-ref>” on page <text:bookmark-ref text:reference-format="page" text:ref-name="__RefHeading__17689_440393434">Error: Reference source not found</text:bookmark-ref>).</text:p>
          </table:table-cell>
        </table:table-row>
        <table:table-row table:style-name="Functionkey_5f_shortcuts.3">
          <table:table-cell table:style-name="Functionkey_5f_shortcuts.A3" office:value-type="string">
            <text:p text:style-name="P3"><text:span text:style-name="OOoKeystroke">Ctrl+D</text:span></text:p>
          </table:table-cell>
          <table:table-cell table:style-name="Functionkey_5f_shortcuts.B2" office:value-type="string">
            <text:p text:style-name="P4">Double underline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E</text:span></text:p>
          </table:table-cell>
          <table:table-cell table:style-name="Functionkey_5f_shortcuts.B2" office:value-type="string">
            <text:p text:style-name="P4">Centers the paragraph.</text:p>
          </table:table-cell>
        </table:table-row>
        <table:table-row table:style-name="Functionkey_5f_shortcuts.3">
          <table:table-cell table:style-name="Functionkey_5f_shortcuts.A3" office:value-type="string">
            <text:p text:style-name="P3"><text:span text:style-name="OOoKeystroke">Ctrl+F</text:span></text:p>
          </table:table-cell>
          <table:table-cell table:style-name="Functionkey_5f_shortcuts.B2" office:value-type="string">
            <text:p text:style-name="P4">Opens the Find and Replace dialog box.</text:p>
          </table:table-cell>
        </table:table-row>
        <table:table-row table:style-name="Functionkey_5f_shortcuts.2">
          <table:table-cell table:style-name="Functionkey_5f_shortcuts.A3" office:value-type="string">
            <text:p text:style-name="P3"><text:span text:style-name="OOoKeystroke">Ctrl+J</text:span></text:p>
          </table:table-cell>
          <table:table-cell table:style-name="Functionkey_5f_shortcuts.B2" office:value-type="string">
            <text:p text:style-name="P4">Justifies the paragraph.</text:p>
          </table:table-cell>
        </table:table-row>
        <table:table-row table:style-name="Functionkey_5f_shortcuts.3">
          <table:table-cell table:style-name="Functionkey_5f_shortcuts.A3" office:value-type="string">
            <text:p text:style-name="P3"><text:span text:style-name="OOoKeystroke">Ctrl+L</text:span></text:p>
          </table:table-cell>
          <table:table-cell table:style-name="Functionkey_5f_shortcuts.B2" office:value-type="string">
            <text:p text:style-name="P4">Aligns the paragraph to the left.</text:p>
          </table:table-cell>
        </table:table-row>
        <table:table-row table:style-name="Functionkey_5f_shortcuts.2">
          <table:table-cell table:style-name="Functionkey_5f_shortcuts.A3" office:value-type="string">
            <text:p text:style-name="P3"><text:span text:style-name="OOoKeystroke">Ctrl+R</text:span></text:p>
          </table:table-cell>
          <table:table-cell table:style-name="Functionkey_5f_shortcuts.B2" office:value-type="string">
            <text:p text:style-name="P4">Align the paragraph to the right.</text:p>
          </table:table-cell>
        </table:table-row>
        <table:table-row table:style-name="Functionkey_5f_shortcuts.3">
          <table:table-cell table:style-name="Functionkey_5f_shortcuts.A3" office:value-type="string">
            <text:p text:style-name="P3"><text:span text:style-name="OOoKeystroke">Ctrl+M</text:span></text:p>
          </table:table-cell>
          <table:table-cell table:style-name="Functionkey_5f_shortcuts.B2" office:value-type="string">
            <text:p text:style-name="P4">Applies default formatting to the selection.</text:p>
          </table:table-cell>
        </table:table-row>
        <table:table-row table:style-name="Functionkey_5f_shortcuts.2">
          <table:table-cell table:style-name="Functionkey_5f_shortcuts.A3" office:value-type="string">
            <text:p text:style-name="P3"><text:span text:style-name="OOoKeystroke">Ctrl+Shift+B</text:span></text:p>
          </table:table-cell>
          <table:table-cell table:style-name="Functionkey_5f_shortcuts.B2" office:value-type="string">
            <text:p text:style-name="P4">Subscripts selected text or text typed afterwards. Press again to turn off.</text:p>
          </table:table-cell>
        </table:table-row>
        <table:table-row table:style-name="Functionkey_5f_shortcuts.3">
          <table:table-cell table:style-name="Functionkey_5f_shortcuts.A3" office:value-type="string">
            <text:p text:style-name="P3"><text:span text:style-name="OOoKeystroke">Ctrl+Shift+P</text:span></text:p>
          </table:table-cell>
          <table:table-cell table:style-name="Functionkey_5f_shortcuts.B2" office:value-type="string">
            <text:p text:style-name="P4">Superscript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Y</text:span></text:p>
          </table:table-cell>
          <table:table-cell table:style-name="Functionkey_5f_shortcuts.B2" office:value-type="string">
            <text:p text:style-name="P4">Redoes last action.</text:p>
          </table:table-cell>
        </table:table-row>
        <table:table-row table:style-name="Functionkey_5f_shortcuts.3">
          <table:table-cell table:style-name="Functionkey_5f_shortcuts.A3" office:value-type="string">
            <text:p text:style-name="P3"><text:span text:style-name="OOoKeystroke">Ctrl+5</text:span></text:p>
          </table:table-cell>
          <table:table-cell table:style-name="Functionkey_5f_shortcuts.B2" office:value-type="string">
            <text:p text:style-name="P4">Applies 1.5 line spacing to paragraph.</text:p>
          </table:table-cell>
        </table:table-row>
        <table:table-row table:style-name="Functionkey_5f_shortcuts.2">
          <table:table-cell table:style-name="Functionkey_5f_shortcuts.A3" office:value-type="string">
            <text:p text:style-name="P3"><text:span text:style-name="OOoKeystroke">Ctrl+Plus Key(+)</text:span></text:p>
          </table:table-cell>
          <table:table-cell table:style-name="Functionkey_5f_shortcuts.B2" office:value-type="string">
            <text:p text:style-name="P4">Calculates the selected text and copies the result to the clipboard.</text:p>
          </table:table-cell>
        </table:table-row>
        <table:table-row table:style-name="Functionkey_5f_shortcuts.3">
          <table:table-cell table:style-name="Functionkey_5f_shortcuts.A3" office:value-type="string">
            <text:p text:style-name="P3"><text:span text:style-name="OOoKeystroke">Ctrl+Hyphen(-)</text:span></text:p>
          </table:table-cell>
          <table:table-cell table:style-name="Functionkey_5f_shortcuts.B2" office:value-type="string">
            <text:p text:style-name="P4">Inserts a conditional hyphen.</text:p>
          </table:table-cell>
        </table:table-row>
        <table:table-row table:style-name="Functionkey_5f_shortcuts.2">
          <table:table-cell table:style-name="Functionkey_5f_shortcuts.A3" office:value-type="string">
            <text:p text:style-name="P3"><text:span text:style-name="OOoKeystroke">Ctrl+Shift+minus sign (-)</text:span></text:p>
          </table:table-cell>
          <table:table-cell table:style-name="Functionkey_5f_shortcuts.B2" office:value-type="string">
            <text:p text:style-name="P4">Inserts a non-breaking hyphen (not used for hyphenation).</text:p>
          </table:table-cell>
        </table:table-row>
        <table:table-row table:style-name="Functionkey_5f_shortcuts.3">
          <table:table-cell table:style-name="Functionkey_5f_shortcuts.A3" office:value-type="string">
            <text:p text:style-name="P3"><text:span text:style-name="OOoKeystroke">Ctrl+Shift+X</text:span></text:p>
          </table:table-cell>
          <table:table-cell table:style-name="Functionkey_5f_shortcuts.B2" office:value-type="string">
            <text:p text:style-name="P4">Removes direct character formats from selected text.</text:p>
          </table:table-cell>
        </table:table-row>
        <table:table-row table:style-name="Functionkey_5f_shortcuts.2">
          <table:table-cell table:style-name="Functionkey_5f_shortcuts.A3" office:value-type="string">
            <text:p text:style-name="P3"><text:span text:style-name="OOoKeystroke">Ctrl+/ (slash)</text:span></text:p>
          </table:table-cell>
          <table:table-cell table:style-name="Functionkey_5f_shortcuts.B2" office:value-type="string">
            <text:p text:style-name="P4">Inserts a no-width optional line break.</text:p>
          </table:table-cell>
        </table:table-row>
        <table:table-row table:style-name="Functionkey_5f_shortcuts.3">
          <table:table-cell table:style-name="Functionkey_5f_shortcuts.A3" office:value-type="string">
            <text:p text:style-name="OOoTableText.Italic">Ctrl+multiplication sign * <text:span text:style-name="T3">(only on number pad)</text:span></text:p>
          </table:table-cell>
          <table:table-cell table:style-name="Functionkey_5f_shortcuts.B2" office:value-type="string">
            <text:p text:style-name="P4">Runs macro field.</text:p>
          </table:table-cell>
        </table:table-row>
        <table:table-row table:style-name="Functionkey_5f_shortcuts.2">
          <table:table-cell table:style-name="Functionkey_5f_shortcuts.A3" office:value-type="string">
            <text:p text:style-name="P3"><text:span text:style-name="OOoKeystroke">Ctrl+Shift+Space</text:span></text:p>
          </table:table-cell>
          <table:table-cell table:style-name="Functionkey_5f_shortcuts.B2" office:value-type="string">
            <text:p text:style-name="P4">Inserts a non-breaking space (not used for hyphenation and not expanded if text is justified).</text:p>
          </table:table-cell>
        </table:table-row>
        <table:table-row table:style-name="Functionkey_5f_shortcuts.3">
          <table:table-cell table:style-name="Functionkey_5f_shortcuts.A3" office:value-type="string">
            <text:p text:style-name="P3"><text:span text:style-name="OOoKeystroke">Shift+Enter</text:span></text:p>
          </table:table-cell>
          <table:table-cell table:style-name="Functionkey_5f_shortcuts.B2" office:value-type="string">
            <text:p text:style-name="P4">Inserts a line break without paragraph change.</text:p>
          </table:table-cell>
        </table:table-row>
        <table:table-row table:style-name="Functionkey_5f_shortcuts.2">
          <table:table-cell table:style-name="Functionkey_5f_shortcuts.A3" office:value-type="string">
            <text:p text:style-name="P3"><text:span text:style-name="OOoKeystroke">Ctrl+Enter</text:span></text:p>
          </table:table-cell>
          <table:table-cell table:style-name="Functionkey_5f_shortcuts.B2" office:value-type="string">
            <text:p text:style-name="P4">Inserts a page break.</text:p>
          </table:table-cell>
        </table:table-row>
        <table:table-row table:style-name="Functionkey_5f_shortcuts.3">
          <table:table-cell table:style-name="Functionkey_5f_shortcuts.A3" office:value-type="string">
            <text:p text:style-name="P3"><text:span text:style-name="OOoKeystroke">Ctrl+Shift+Enter</text:span></text:p>
          </table:table-cell>
          <table:table-cell table:style-name="Functionkey_5f_shortcuts.B2" office:value-type="string">
            <text:p text:style-name="P4">Inserts a column break in multi-column texts.</text:p>
          </table:table-cell>
        </table:table-row>
        <table:table-row table:style-name="Functionkey_5f_shortcuts.2">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without numbering.</text:p>
          </table:table-cell>
        </table:table-row>
        <text:soft-page-break/>
        <table:table-row table:style-name="Functionkey_5f_shortcuts.3">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directly before or after a section or a table.</text:p>
          </table:table-cell>
        </table:table-row>
        <table:table-row table:style-name="Functionkey_5f_shortcuts.2">
          <table:table-cell table:style-name="Functionkey_5f_shortcuts.A3" office:value-type="string">
            <text:p text:style-name="P3"><text:span text:style-name="OOoKeystroke">Arrow Left</text:span></text:p>
          </table:table-cell>
          <table:table-cell table:style-name="Functionkey_5f_shortcuts.B2" office:value-type="string">
            <text:p text:style-name="P4">Moves cursor to left.</text:p>
          </table:table-cell>
        </table:table-row>
        <table:table-row table:style-name="Functionkey_5f_shortcuts.3">
          <table:table-cell table:style-name="Functionkey_5f_shortcuts.A3" office:value-type="string">
            <text:p text:style-name="P3"><text:span text:style-name="OOoKeystroke">Shift+Arrow Left</text:span></text:p>
          </table:table-cell>
          <table:table-cell table:style-name="Functionkey_5f_shortcuts.B2" office:value-type="string">
            <text:p text:style-name="P4">Moves cursor with selection to the left.</text:p>
          </table:table-cell>
        </table:table-row>
        <table:table-row table:style-name="Functionkey_5f_shortcuts.2">
          <table:table-cell table:style-name="Functionkey_5f_shortcuts.A3" office:value-type="string">
            <text:p text:style-name="P3"><text:span text:style-name="OOoKeystroke">Ctrl+Arrow Left</text:span></text:p>
          </table:table-cell>
          <table:table-cell table:style-name="Functionkey_5f_shortcuts.B2" office:value-type="string">
            <text:p text:style-name="P4">Goes to beginning of word.</text:p>
          </table:table-cell>
        </table:table-row>
        <table:table-row table:style-name="Functionkey_5f_shortcuts.3">
          <table:table-cell table:style-name="Functionkey_5f_shortcuts.A3" office:value-type="string">
            <text:p text:style-name="P3"><text:span text:style-name="OOoKeystroke">Ctrl+Shift+Arrow Left</text:span></text:p>
          </table:table-cell>
          <table:table-cell table:style-name="Functionkey_5f_shortcuts.B2" office:value-type="string">
            <text:p text:style-name="P4">Selects to the left word by word.</text:p>
          </table:table-cell>
        </table:table-row>
        <table:table-row table:style-name="Functionkey_5f_shortcuts.2">
          <table:table-cell table:style-name="Functionkey_5f_shortcuts.A3" office:value-type="string">
            <text:p text:style-name="P3"><text:span text:style-name="OOoKeystroke">Arrow Right</text:span></text:p>
          </table:table-cell>
          <table:table-cell table:style-name="Functionkey_5f_shortcuts.B2" office:value-type="string">
            <text:p text:style-name="P4">Moves cursor to right.</text:p>
          </table:table-cell>
        </table:table-row>
        <table:table-row table:style-name="Functionkey_5f_shortcuts.3">
          <table:table-cell table:style-name="Functionkey_5f_shortcuts.A3" office:value-type="string">
            <text:p text:style-name="P3"><text:span text:style-name="OOoKeystroke">Shift+Arrow Right</text:span></text:p>
          </table:table-cell>
          <table:table-cell table:style-name="Functionkey_5f_shortcuts.B2" office:value-type="string">
            <text:p text:style-name="P4">Moves cursor with selection to the right.</text:p>
          </table:table-cell>
        </table:table-row>
        <table:table-row table:style-name="Functionkey_5f_shortcuts.2">
          <table:table-cell table:style-name="Functionkey_5f_shortcuts.A3" office:value-type="string">
            <text:p text:style-name="P3"><text:span text:style-name="OOoKeystroke">Ctrl+Arrow Right</text:span></text:p>
          </table:table-cell>
          <table:table-cell table:style-name="Functionkey_5f_shortcuts.B2" office:value-type="string">
            <text:p text:style-name="P4">Goes to end of word.</text:p>
          </table:table-cell>
        </table:table-row>
        <table:table-row table:style-name="Functionkey_5f_shortcuts.3">
          <table:table-cell table:style-name="Functionkey_5f_shortcuts.A3" office:value-type="string">
            <text:p text:style-name="P3"><text:span text:style-name="OOoKeystroke">Ctrl+Shift+Arrow Right</text:span></text:p>
          </table:table-cell>
          <table:table-cell table:style-name="Functionkey_5f_shortcuts.B2" office:value-type="string">
            <text:p text:style-name="P4">Selects to the right word by word.</text:p>
          </table:table-cell>
        </table:table-row>
        <table:table-row table:style-name="Functionkey_5f_shortcuts.2">
          <table:table-cell table:style-name="Functionkey_5f_shortcuts.A3" office:value-type="string">
            <text:p text:style-name="P3"><text:span text:style-name="OOoKeystroke">Arrow Up</text:span></text:p>
          </table:table-cell>
          <table:table-cell table:style-name="Functionkey_5f_shortcuts.B2" office:value-type="string">
            <text:p text:style-name="P4">Moves up one line.</text:p>
          </table:table-cell>
        </table:table-row>
        <table:table-row table:style-name="Functionkey_5f_shortcuts.3">
          <table:table-cell table:style-name="Functionkey_5f_shortcuts.A3" office:value-type="string">
            <text:p text:style-name="P3"><text:span text:style-name="OOoKeystroke">Shift+Arrow Up</text:span></text:p>
          </table:table-cell>
          <table:table-cell table:style-name="Functionkey_5f_shortcuts.B2" office:value-type="string">
            <text:p text:style-name="P4">Selects lines in an upwards direction.</text:p>
          </table:table-cell>
        </table:table-row>
        <table:table-row table:style-name="Functionkey_5f_shortcuts.2">
          <table:table-cell table:style-name="Functionkey_5f_shortcuts.A3" office:value-type="string">
            <text:p text:style-name="P3"><text:span text:style-name="OOoKeystroke">Arrow Down</text:span></text:p>
          </table:table-cell>
          <table:table-cell table:style-name="Functionkey_5f_shortcuts.B2" office:value-type="string">
            <text:p text:style-name="P4">Moves cursor down one line.</text:p>
          </table:table-cell>
        </table:table-row>
        <table:table-row table:style-name="Functionkey_5f_shortcuts.3">
          <table:table-cell table:style-name="Functionkey_5f_shortcuts.A3" office:value-type="string">
            <text:p text:style-name="P3"><text:span text:style-name="OOoKeystroke">Shift+Arrow Down</text:span></text:p>
          </table:table-cell>
          <table:table-cell table:style-name="Functionkey_5f_shortcuts.B2" office:value-type="string">
            <text:p text:style-name="P4">Selects lines in a downward direction.</text:p>
          </table:table-cell>
        </table:table-row>
        <table:table-row table:style-name="Functionkey_5f_shortcuts.2">
          <table:table-cell table:style-name="Functionkey_5f_shortcuts.A3" office:value-type="string">
            <text:p text:style-name="P3"><text:span text:style-name="OOoKeystroke">Home</text:span></text:p>
          </table:table-cell>
          <table:table-cell table:style-name="Functionkey_5f_shortcuts.B2" office:value-type="string">
            <text:p text:style-name="P4">Goes to beginning of line.</text:p>
          </table:table-cell>
        </table:table-row>
        <table:table-row table:style-name="Functionkey_5f_shortcuts.3">
          <table:table-cell table:style-name="Functionkey_5f_shortcuts.A3" office:value-type="string">
            <text:p text:style-name="P3"><text:span text:style-name="OOoKeystroke">Shift+Home</text:span></text:p>
          </table:table-cell>
          <table:table-cell table:style-name="Functionkey_5f_shortcuts.B2" office:value-type="string">
            <text:p text:style-name="P4">Goes and selects to the beginning of a line.</text:p>
          </table:table-cell>
        </table:table-row>
        <table:table-row table:style-name="Functionkey_5f_shortcuts.2">
          <table:table-cell table:style-name="Functionkey_5f_shortcuts.A3" office:value-type="string">
            <text:p text:style-name="P3"><text:span text:style-name="OOoKeystroke">End</text:span></text:p>
          </table:table-cell>
          <table:table-cell table:style-name="Functionkey_5f_shortcuts.B2" office:value-type="string">
            <text:p text:style-name="P4">Goes to end of line.</text:p>
          </table:table-cell>
        </table:table-row>
        <table:table-row table:style-name="Functionkey_5f_shortcuts.3">
          <table:table-cell table:style-name="Functionkey_5f_shortcuts.A3" office:value-type="string">
            <text:p text:style-name="P3"><text:span text:style-name="OOoKeystroke">Shift+End</text:span></text:p>
          </table:table-cell>
          <table:table-cell table:style-name="Functionkey_5f_shortcuts.B2" office:value-type="string">
            <text:p text:style-name="P4">Goes and selects to end of line.</text:p>
          </table:table-cell>
        </table:table-row>
        <table:table-row table:style-name="Functionkey_5f_shortcuts.2">
          <table:table-cell table:style-name="Functionkey_5f_shortcuts.A3" office:value-type="string">
            <text:p text:style-name="P3"><text:span text:style-name="OOoKeystroke">Ctrl+Home</text:span></text:p>
          </table:table-cell>
          <table:table-cell table:style-name="Functionkey_5f_shortcuts.B2" office:value-type="string">
            <text:p text:style-name="P4">Goes to start of document.</text:p>
          </table:table-cell>
        </table:table-row>
        <table:table-row table:style-name="Functionkey_5f_shortcuts.3">
          <table:table-cell table:style-name="Functionkey_5f_shortcuts.A3" office:value-type="string">
            <text:p text:style-name="P3"><text:span text:style-name="OOoKeystroke">Ctrl+Shift+Home</text:span></text:p>
          </table:table-cell>
          <table:table-cell table:style-name="Functionkey_5f_shortcuts.B2" office:value-type="string">
            <text:p text:style-name="P4">Goes and selects text to start of document.</text:p>
          </table:table-cell>
        </table:table-row>
        <table:table-row table:style-name="Functionkey_5f_shortcuts.2">
          <table:table-cell table:style-name="Functionkey_5f_shortcuts.A3" office:value-type="string">
            <text:p text:style-name="P3"><text:span text:style-name="OOoKeystroke">Ctrl+End</text:span></text:p>
          </table:table-cell>
          <table:table-cell table:style-name="Functionkey_5f_shortcuts.B2" office:value-type="string">
            <text:p text:style-name="P4">Goes to end of document.</text:p>
          </table:table-cell>
        </table:table-row>
        <table:table-row table:style-name="Functionkey_5f_shortcuts.3">
          <table:table-cell table:style-name="Functionkey_5f_shortcuts.A3" office:value-type="string">
            <text:p text:style-name="P3"><text:span text:style-name="OOoKeystroke">Ctrl+Shift+End</text:span></text:p>
          </table:table-cell>
          <table:table-cell table:style-name="Functionkey_5f_shortcuts.B2" office:value-type="string">
            <text:p text:style-name="P4">Goes and selects text to end of document.</text:p>
          </table:table-cell>
        </table:table-row>
        <table:table-row table:style-name="Functionkey_5f_shortcuts.2">
          <table:table-cell table:style-name="Functionkey_5f_shortcuts.A3" office:value-type="string">
            <text:p text:style-name="P3"><text:span text:style-name="OOoKeystroke">Ctrl+PageUp</text:span></text:p>
          </table:table-cell>
          <table:table-cell table:style-name="Functionkey_5f_shortcuts.B2" office:value-type="string">
            <text:p text:style-name="P4">Switches cursor between text and header.</text:p>
          </table:table-cell>
        </table:table-row>
        <table:table-row table:style-name="Functionkey_5f_shortcuts.3">
          <table:table-cell table:style-name="Functionkey_5f_shortcuts.A3" office:value-type="string">
            <text:p text:style-name="P3"><text:span text:style-name="OOoKeystroke">Ctrl+PageDown</text:span></text:p>
          </table:table-cell>
          <table:table-cell table:style-name="Functionkey_5f_shortcuts.B2" office:value-type="string">
            <text:p text:style-name="P4">Switches cursor between text and footer.</text:p>
          </table:table-cell>
        </table:table-row>
        <table:table-row table:style-name="Functionkey_5f_shortcuts.2">
          <table:table-cell table:style-name="Functionkey_5f_shortcuts.A3" office:value-type="string">
            <text:p text:style-name="P3"><text:span text:style-name="OOoKeystroke">Insert</text:span></text:p>
          </table:table-cell>
          <table:table-cell table:style-name="Functionkey_5f_shortcuts.B2" office:value-type="string">
            <text:p text:style-name="P4">Turns Insert mode on or off.</text:p>
          </table:table-cell>
        </table:table-row>
        <table:table-row table:style-name="Functionkey_5f_shortcuts.3">
          <table:table-cell table:style-name="Functionkey_5f_shortcuts.A3" office:value-type="string">
            <text:p text:style-name="P3"><text:span text:style-name="OOoKeystroke">PageUp</text:span></text:p>
          </table:table-cell>
          <table:table-cell table:style-name="Functionkey_5f_shortcuts.B2" office:value-type="string">
            <text:p text:style-name="P4">Moves up one screen page.</text:p>
          </table:table-cell>
        </table:table-row>
        <table:table-row table:style-name="Functionkey_5f_shortcuts.2">
          <table:table-cell table:style-name="Functionkey_5f_shortcuts.A3" office:value-type="string">
            <text:p text:style-name="P3"><text:span text:style-name="OOoKeystroke">Shift+PageUp</text:span></text:p>
          </table:table-cell>
          <table:table-cell table:style-name="Functionkey_5f_shortcuts.B2" office:value-type="string">
            <text:p text:style-name="P4">Moves up one screen page with selection.</text:p>
          </table:table-cell>
        </table:table-row>
        <table:table-row table:style-name="Functionkey_5f_shortcuts.3">
          <table:table-cell table:style-name="Functionkey_5f_shortcuts.A3" office:value-type="string">
            <text:p text:style-name="P3"><text:span text:style-name="OOoKeystroke">PageDown</text:span></text:p>
          </table:table-cell>
          <table:table-cell table:style-name="Functionkey_5f_shortcuts.B2" office:value-type="string">
            <text:p text:style-name="P4">Moves down one screen page.</text:p>
          </table:table-cell>
        </table:table-row>
        <table:table-row table:style-name="Functionkey_5f_shortcuts.2">
          <table:table-cell table:style-name="Functionkey_5f_shortcuts.A3" office:value-type="string">
            <text:p text:style-name="P3"><text:span text:style-name="OOoKeystroke">Shift+PageDown</text:span></text:p>
          </table:table-cell>
          <table:table-cell table:style-name="Functionkey_5f_shortcuts.B2" office:value-type="string">
            <text:p text:style-name="P4">Moves down one screen page with selection.</text:p>
          </table:table-cell>
        </table:table-row>
        <table:table-row table:style-name="Functionkey_5f_shortcuts.3">
          <table:table-cell table:style-name="Functionkey_5f_shortcuts.A3" office:value-type="string">
            <text:p text:style-name="P3"><text:span text:style-name="OOoKeystroke">Ctrl+Del</text:span></text:p>
          </table:table-cell>
          <table:table-cell table:style-name="Functionkey_5f_shortcuts.B2" office:value-type="string">
            <text:p text:style-name="P4">Deletes text to end of word.</text:p>
          </table:table-cell>
        </table:table-row>
        <text:soft-page-break/>
        <table:table-row table:style-name="Functionkey_5f_shortcuts.2">
          <table:table-cell table:style-name="Functionkey_5f_shortcuts.A54" office:value-type="string">
            <text:p text:style-name="P3"><text:span text:style-name="OOoKeystroke">Ctrl+Backspace</text:span></text:p>
          </table:table-cell>
          <table:table-cell table:style-name="Functionkey_5f_shortcuts.B54" office:value-type="string">
            <text:p text:style-name="P4">Deletes text to beginning of word.</text:p>
          </table:table-cell>
        </table:table-row>
        <table:table-row table:style-name="Functionkey_5f_shortcuts.3">
          <table:table-cell table:style-name="Functionkey_5f_shortcuts.A3" office:value-type="string">
            <text:p text:style-name="P3"><text:span text:style-name="OOoKeystroke">Ctrl+Shift+Del</text:span></text:p>
          </table:table-cell>
          <table:table-cell table:style-name="Functionkey_5f_shortcuts.B2" office:value-type="string">
            <text:p text:style-name="P4">Deletes text to end of sentence.</text:p>
          </table:table-cell>
        </table:table-row>
        <table:table-row table:style-name="Functionkey_5f_shortcuts.2">
          <table:table-cell table:style-name="Functionkey_5f_shortcuts.A3" office:value-type="string">
            <text:p text:style-name="P3"><text:span text:style-name="OOoKeystroke">Ctrl+Shift+Backspace</text:span></text:p>
          </table:table-cell>
          <table:table-cell table:style-name="Functionkey_5f_shortcuts.B2" office:value-type="string">
            <text:p text:style-name="P4">Deletes text to beginning of sentence.</text:p>
          </table:table-cell>
        </table:table-row>
        <table:table-row table:style-name="Functionkey_5f_shortcuts.3">
          <table:table-cell table:style-name="Functionkey_5f_shortcuts.A3" office:value-type="string">
            <text:p text:style-name="P3"><text:span text:style-name="OOoKeystroke">Ctrl+Tab</text:span></text:p>
          </table:table-cell>
          <table:table-cell table:style-name="Functionkey_5f_shortcuts.B2" office:value-type="string">
            <text:p text:style-name="P4">Uses next suggestion with automatic word completion.</text:p>
          </table:table-cell>
        </table:table-row>
        <table:table-row table:style-name="Functionkey_5f_shortcuts.2">
          <table:table-cell table:style-name="Functionkey_5f_shortcuts.A3" office:value-type="string">
            <text:p text:style-name="P3"><text:span text:style-name="OOoKeystroke">Ctrl+Shift+Tab</text:span></text:p>
          </table:table-cell>
          <table:table-cell table:style-name="Functionkey_5f_shortcuts.B2" office:value-type="string">
            <text:p text:style-name="P4">Use previous suggestion with automatic word completion.</text:p>
          </table:table-cell>
        </table:table-row>
        <table:table-row table:style-name="Functionkey_5f_shortcuts.3">
          <table:table-cell table:style-name="Functionkey_5f_shortcuts.A3" office:value-type="string">
            <text:p text:style-name="P3"><text:span text:style-name="OOoKeystroke">Alt+W</text:span></text:p>
          </table:table-cell>
          <table:table-cell table:style-name="Functionkey_5f_shortcuts.B2" office:value-type="string">
            <text:p text:style-name="P4">In the spelling checker dialog box: Calls back the original unknown word into the text box.</text:p>
          </table:table-cell>
        </table:table-row>
        <table:table-row table:style-name="Functionkey_5f_shortcuts.2">
          <table:table-cell table:style-name="Functionkey_5f_shortcuts.A60" office:value-type="string">
            <text:p text:style-name="P3"><text:span text:style-name="OOoKeystroke">Ctrl+double-click</text:span><text:span text:style-name="OOoKeystroke"><text:span text:style-name="T3"> or</text:span></text:span><text:span text:style-name="OOoKeystroke"> <text:line-break/>Ctrl+Shift+F10</text:span></text:p>
          </table:table-cell>
          <table:table-cell table:style-name="Functionkey_5f_shortcuts.B60" office:value-type="string">
            <text:p text:style-name="P4">Docks or un-docks the Navigator, Styles and Formatting window, or other windows.</text:p>
          </table:table-cell>
        </table:table-row>
      </table:table>
      <text:h text:style-name="OOoHeading_20_1" text:outline-level="1">Shortcut keys for tables in Writer</text:h>
      <table:table table:name="Shortcuts_for_Tables" table:style-name="Shortcuts_5f_for_5f_Tables">
        <table:table-column table:style-name="Shortcuts_5f_for_5f_Tables.A"/>
        <table:table-column table:style-name="Shortcuts_5f_for_5f_Tables.B"/>
        <table:table-header-rows>
          <table:table-row table:style-name="Shortcuts_5f_for_5f_Tables.1">
            <table:table-cell table:style-name="Shortcuts_5f_for_5f_Tables.A1" office:value-type="string">
              <text:p text:style-name="OOoTableHeader">Shortcut Keys</text:p>
            </table:table-cell>
            <table:table-cell table:style-name="Shortcuts_5f_for_5f_Tables.B1" office:value-type="string">
              <text:p text:style-name="OOoTableHeader">Effect</text:p>
            </table:table-cell>
          </table:table-row>
        </table:table-header-rows>
        <table:table-row table:style-name="Shortcuts_5f_for_5f_Tables.2">
          <table:table-cell table:style-name="Shortcuts_5f_for_5f_Tables.A2" office:value-type="string">
            <text:p text:style-name="OOoTableText.Italic">Ctrl+A</text:p>
          </table:table-cell>
          <table:table-cell table:style-name="Shortcuts_5f_for_5f_Tables.B2" office:value-type="string">
            <text:p text:style-name="OOoTableText">If the active cell is empty, <text:span text:style-name="OOoEmphasis">Ctrl+A</text:span> selects the whole table; otherwise, it selects the contents of the active cell. Press <text:span text:style-name="OOoEmphasis">Ctrl+A</text:span> a second time to select the entire table.</text:p>
          </table:table-cell>
        </table:table-row>
        <table:table-row table:style-name="Shortcuts_5f_for_5f_Tables.1">
          <table:table-cell table:style-name="Shortcuts_5f_for_5f_Tables.A3" office:value-type="string">
            <text:p text:style-name="OOoTableText.Italic">Ctrl+Home</text:p>
          </table:table-cell>
          <table:table-cell table:style-name="Shortcuts_5f_for_5f_Tables.B2" office:value-type="string">
            <text:p text:style-name="OOoTableText">If the active cell is empty, <text:span text:style-name="OOoEmphasis">Ctrl+Home</text:span> moves the cursor to the beginning of the table. Press <text:span text:style-name="OOoEmphasis">Ctrl+Home</text:span> again to move the cursor to the beginning of document.</text:p>
            <text:p text:style-name="OOoTableText">If the active cell is not empty, <text:span text:style-name="OOoEmphasis">Ctrl+Home</text:span> moves the cursor to the beginning of the active cell. A second press of <text:span text:style-name="OOoEmphasis">Ctrl+Home</text:span> moves the cursor to the beginning of the current table. A third press moves the cursor to the beginning of the document.</text:p>
          </table:table-cell>
        </table:table-row>
        <table:table-row table:style-name="Shortcuts_5f_for_5f_Tables.2">
          <table:table-cell table:style-name="Shortcuts_5f_for_5f_Tables.A3" office:value-type="string">
            <text:p text:style-name="OOoTableText.Italic">Ctrl+End</text:p>
          </table:table-cell>
          <table:table-cell table:style-name="Shortcuts_5f_for_5f_Tables.B2" office:value-type="string">
            <text:p text:style-name="OOoTableText">If the active cell is empty, <text:span text:style-name="OOoEmphasis">Ctrl+End</text:span> moves the cursor to the end of the table. Press <text:span text:style-name="OOoEmphasis">Ctrl+End</text:span> again to move the cursor to the end of document.</text:p>
            <text:p text:style-name="OOoTableText">If the active cell is not empty, <text:span text:style-name="OOoEmphasis">Ctrl+End</text:span> moves the cursor to the end of the active cell. A second press of <text:span text:style-name="OOoEmphasis">Ctrl+End</text:span> moves the cursor to the end of the current table. A third press moves the cursor to the end of the document.</text:p>
          </table:table-cell>
        </table:table-row>
        <table:table-row table:style-name="Shortcuts_5f_for_5f_Tables.1">
          <table:table-cell table:style-name="Shortcuts_5f_for_5f_Tables.A3" office:value-type="string">
            <text:p text:style-name="OOoTableText.Italic">Ctrl+Tab</text:p>
          </table:table-cell>
          <table:table-cell table:style-name="Shortcuts_5f_for_5f_Tables.B2" office:value-type="string">
            <text:p text:style-name="OOoTableText">Inserts a tab stop (only in tables). Depending on the Window Manager in use, <text:span text:style-name="OOoEmphasis">Alt+Tab</text:span> may be used instead.</text:p>
          </table:table-cell>
        </table:table-row>
        <table:table-row table:style-name="Shortcuts_5f_for_5f_Tables.2">
          <table:table-cell table:style-name="Shortcuts_5f_for_5f_Tables.A3" office:value-type="string">
            <text:p text:style-name="OOoTableText.Italic">Ctrl+Shift+Arrow Up</text:p>
          </table:table-cell>
          <table:table-cell table:style-name="Shortcuts_5f_for_5f_Tables.B2" office:value-type="string">
            <text:p text:style-name="OOoTableText">Jumps to start of table.</text:p>
          </table:table-cell>
        </table:table-row>
        <table:table-row table:style-name="Shortcuts_5f_for_5f_Tables.1">
          <table:table-cell table:style-name="Shortcuts_5f_for_5f_Tables.A3" office:value-type="string">
            <text:p text:style-name="OOoTableText.Italic">Ctrl+Shift+Arrow Down</text:p>
          </table:table-cell>
          <table:table-cell table:style-name="Shortcuts_5f_for_5f_Tables.B2" office:value-type="string">
            <text:p text:style-name="OOoTableText">Jumps to end of table.</text:p>
          </table:table-cell>
        </table:table-row>
        <table:table-row table:style-name="Shortcuts_5f_for_5f_Tables.2">
          <table:table-cell table:style-name="Shortcuts_5f_for_5f_Tables.A3" office:value-type="string">
            <text:p text:style-name="OOoTableText.Italic">Alt+Arrow Keys</text:p>
          </table:table-cell>
          <table:table-cell table:style-name="Shortcuts_5f_for_5f_Tables.B2" office:value-type="string">
            <text:p text:style-name="OOoTableText">Increases or decreases the size of the column or row on the right or bottom cell edge.</text:p>
          </table:table-cell>
        </table:table-row>
        <text:soft-page-break/>
        <table:table-row table:style-name="Shortcuts_5f_for_5f_Tables.1">
          <table:table-cell table:style-name="Shortcuts_5f_for_5f_Tables.A3" office:value-type="string">
            <text:p text:style-name="OOoTableText.Italic">Alt+Shift+Arrow Keys</text:p>
          </table:table-cell>
          <table:table-cell table:style-name="Shortcuts_5f_for_5f_Tables.B2" office:value-type="string">
            <text:p text:style-name="OOoTableText">Increases or decreases the size of the column or row on the left or top cell edge.</text:p>
          </table:table-cell>
        </table:table-row>
        <table:table-row table:style-name="Shortcuts_5f_for_5f_Tables.2">
          <table:table-cell table:style-name="Shortcuts_5f_for_5f_Tables.A3" office:value-type="string">
            <text:p text:style-name="OOoTableText.Italic">Ctrl+Alt+Shift+Arrow Keys</text:p>
          </table:table-cell>
          <table:table-cell table:style-name="Shortcuts_5f_for_5f_Tables.B2" office:value-type="string">
            <text:p text:style-name="OOoTableText">Like <text:span text:style-name="OOoKeystroke">Alt</text:span>, but modifies only the active cell.</text:p>
          </table:table-cell>
        </table:table-row>
        <table:table-row table:style-name="Shortcuts_5f_for_5f_Tables.1">
          <table:table-cell table:style-name="Shortcuts_5f_for_5f_Tables.A3" office:value-type="string">
            <text:p text:style-name="OOoTableText.Italic">Alt+Insert</text:p>
          </table:table-cell>
          <table:table-cell table:style-name="Shortcuts_5f_for_5f_Tables.B2" office:value-type="string">
            <text:p text:style-name="OOoTableText">Provides 3 seconds in Insert mode, during which time pressing an arrow key inserts a row or column, or <text:span text:style-name="OOoEmphasis">Ctrl+Arrow Key</text:span> inserts a cell.</text:p>
          </table:table-cell>
        </table:table-row>
        <table:table-row table:style-name="Shortcuts_5f_for_5f_Tables.2">
          <table:table-cell table:style-name="Shortcuts_5f_for_5f_Tables.A3" office:value-type="string">
            <text:p text:style-name="OOoTableText.Italic">Alt+Del</text:p>
          </table:table-cell>
          <table:table-cell table:style-name="Shortcuts_5f_for_5f_Tables.B2" office:value-type="string">
            <text:p text:style-name="OOoTableText">Provides 3 seconds in Delete mode, during which time pressing an arrow key deletes a row or column, or <text:span text:style-name="OOoEmphasis">Ctrl+Arrow Key</text:span> merges the active cell with the neighboring cell.</text:p>
          </table:table-cell>
        </table:table-row>
        <table:table-row table:style-name="Shortcuts_5f_for_5f_Tables.1">
          <table:table-cell table:style-name="Shortcuts_5f_for_5f_Tables.A3" office:value-type="string">
            <text:p text:style-name="OOoTableText.Italic">Ctrl+Shift+T</text:p>
          </table:table-cell>
          <table:table-cell table:style-name="Shortcuts_5f_for_5f_Tables.B2" office:value-type="string">
            <text:p text:style-name="OOoTableText">Removes cell protection from all selected tables. If no table is selected, then cell protection is removed from all of the tables in the document.</text:p>
          </table:table-cell>
        </table:table-row>
        <table:table-row table:style-name="Shortcuts_5f_for_5f_Tables.2">
          <table:table-cell table:style-name="Shortcuts_5f_for_5f_Tables.A14" office:value-type="string">
            <text:p text:style-name="OOoTableText.Italic">Ctrl+Shift+Del</text:p>
          </table:table-cell>
          <table:table-cell table:style-name="Shortcuts_5f_for_5f_Tables.B14" office:value-type="string">
            <text:p text:style-name="OOoTableText">If nothing is selected, the contents of the next cell are deleted. If cells are selected, the whole row(s) of the selection are deleted. If all rows are selected completely or partially, the entire table is deleted.</text:p>
          </table:table-cell>
        </table:table-row>
      </table:table>
      <text:h text:style-name="P15" text:outline-level="1">Shortcut keys for paragraphs and heading levels</text:h>
      <table:table table:name="Shortcuts_for_Headings" table:style-name="Shortcuts_5f_for_5f_Headings">
        <table:table-column table:style-name="Shortcuts_5f_for_5f_Headings.A"/>
        <table:table-column table:style-name="Shortcuts_5f_for_5f_Headings.B"/>
        <table:table-header-rows>
          <table:table-row table:style-name="Shortcuts_5f_for_5f_Headings.1">
            <table:table-cell table:style-name="Shortcuts_5f_for_5f_Headings.A1" office:value-type="string">
              <text:p text:style-name="OOoTableHeader">Shortcut Keys </text:p>
            </table:table-cell>
            <table:table-cell table:style-name="Shortcuts_5f_for_5f_Headings.B1" office:value-type="string">
              <text:p text:style-name="OOoTableHeader">Effect </text:p>
            </table:table-cell>
          </table:table-row>
        </table:table-header-rows>
        <table:table-row table:style-name="Shortcuts_5f_for_5f_Headings.2">
          <table:table-cell table:style-name="Shortcuts_5f_for_5f_Headings.A2" office:value-type="string">
            <text:p text:style-name="OOoTableText.Italic">Ctrl+0 (zero)</text:p>
          </table:table-cell>
          <table:table-cell table:style-name="Shortcuts_5f_for_5f_Headings.B2" office:value-type="string">
            <text:p text:style-name="OOoTableText">Applies Text Body paragraph style.</text:p>
          </table:table-cell>
        </table:table-row>
        <table:table-row table:style-name="Shortcuts_5f_for_5f_Headings.1">
          <table:table-cell table:style-name="Shortcuts_5f_for_5f_Headings.A2" office:value-type="string">
            <text:p text:style-name="OOoTableText.Italic">Ctrl+1</text:p>
          </table:table-cell>
          <table:table-cell table:style-name="Shortcuts_5f_for_5f_Headings.B2" office:value-type="string">
            <text:p text:style-name="OOoTableText">Applies Heading 1 paragraph style.</text:p>
          </table:table-cell>
        </table:table-row>
        <table:table-row table:style-name="Shortcuts_5f_for_5f_Headings.2">
          <table:table-cell table:style-name="Shortcuts_5f_for_5f_Headings.A2" office:value-type="string">
            <text:p text:style-name="OOoTableText.Italic">Ctrl+2</text:p>
          </table:table-cell>
          <table:table-cell table:style-name="Shortcuts_5f_for_5f_Headings.B2" office:value-type="string">
            <text:p text:style-name="OOoTableText">Applies Heading 2 paragraph style.</text:p>
          </table:table-cell>
        </table:table-row>
        <table:table-row table:style-name="Shortcuts_5f_for_5f_Headings.1">
          <table:table-cell table:style-name="Shortcuts_5f_for_5f_Headings.A2" office:value-type="string">
            <text:p text:style-name="OOoTableText.Italic">Ctrl+3</text:p>
          </table:table-cell>
          <table:table-cell table:style-name="Shortcuts_5f_for_5f_Headings.B2" office:value-type="string">
            <text:p text:style-name="OOoTableText">Applies Heading 3 paragraph style.</text:p>
          </table:table-cell>
        </table:table-row>
        <table:table-row table:style-name="Shortcuts_5f_for_5f_Headings.2">
          <table:table-cell table:style-name="Shortcuts_5f_for_5f_Headings.A2" office:value-type="string">
            <text:p text:style-name="OOoTableText.Italic">Ctrl+4</text:p>
          </table:table-cell>
          <table:table-cell table:style-name="Shortcuts_5f_for_5f_Headings.B2" office:value-type="string">
            <text:p text:style-name="OOoTableText">Applies Heading 4 paragraph style.</text:p>
          </table:table-cell>
        </table:table-row>
        <table:table-row table:style-name="Shortcuts_5f_for_5f_Headings.1">
          <table:table-cell table:style-name="Shortcuts_5f_for_5f_Headings.A2" office:value-type="string">
            <text:p text:style-name="OOoTableText.Italic">Ctrl+5</text:p>
          </table:table-cell>
          <table:table-cell table:style-name="Shortcuts_5f_for_5f_Headings.B2" office:value-type="string">
            <text:p text:style-name="OOoTableText">Applies Heading 5 paragraph style.</text:p>
          </table:table-cell>
        </table:table-row>
        <table:table-row table:style-name="Shortcuts_5f_for_5f_Headings.2">
          <table:table-cell table:style-name="Shortcuts_5f_for_5f_Headings.A2" office:value-type="string">
            <text:p text:style-name="OOoTableText.Italic">Ctrl+Alt+Up Arrow<text:span text:style-name="T3"> <text:line-break/>or </text:span>Ctrl+Up Arrow</text:p>
          </table:table-cell>
          <table:table-cell table:style-name="Shortcuts_5f_for_5f_Headings.B2" office:value-type="string">
            <text:p text:style-name="OOoTableText">Moves the active paragraph or selected paragraphs up one paragraph.</text:p>
          </table:table-cell>
        </table:table-row>
        <table:table-row table:style-name="Shortcuts_5f_for_5f_Headings.1">
          <table:table-cell table:style-name="Shortcuts_5f_for_5f_Headings.A9" office:value-type="string">
            <text:p text:style-name="OOoTableText.Italic">Ctrl+Alt+Down Arrow <text:span text:style-name="T3">or</text:span> Ctrl+Down Arrow</text:p>
          </table:table-cell>
          <table:table-cell table:style-name="Shortcuts_5f_for_5f_Headings.B2" office:value-type="string">
            <text:p text:style-name="OOoTableText">Moves the active paragraph or selected paragraphs down one paragraph.</text:p>
          </table:table-cell>
        </table:table-row>
        <table:table-row table:style-name="Shortcuts_5f_for_5f_Headings.2">
          <table:table-cell table:style-name="Shortcuts_5f_for_5f_Headings.A9" office:value-type="string">
            <text:p text:style-name="OOoTableText.Italic">Tab</text:p>
          </table:table-cell>
          <table:table-cell table:style-name="Shortcuts_5f_for_5f_Headings.B2" office:value-type="string">
            <text:p text:style-name="OOoTableText">When the cursor is at the beginning of the heading text, moves a heading in format <text:span text:style-name="OOoEmphasis">Heading X</text:span> (X = 1–9) down one level in the outline. Does not affect the applied paragraph style.</text:p>
          </table:table-cell>
        </table:table-row>
        <text:soft-page-break/>
        <table:table-row table:style-name="Shortcuts_5f_for_5f_Headings.1">
          <table:table-cell table:style-name="Shortcuts_5f_for_5f_Headings.A9" office:value-type="string">
            <text:p text:style-name="OOoTableText.Italic">Shift+Tab</text:p>
          </table:table-cell>
          <table:table-cell table:style-name="Shortcuts_5f_for_5f_Headings.B2" office:value-type="string">
            <text:p text:style-name="OOoTableText">When the cursor is at the beginning of the heading text, moves a heading in format <text:span text:style-name="OOoEmphasis">Heading X</text:span> (X = 2–10) up one level in the outline. Does not affect the applied paragraph style.</text:p>
          </table:table-cell>
        </table:table-row>
        <table:table-row table:style-name="Shortcuts_5f_for_5f_Headings.2">
          <table:table-cell table:style-name="Shortcuts_5f_for_5f_Headings.A12" office:value-type="string">
            <text:p text:style-name="OOoTableText.Italic">Ctrl+Tab</text:p>
          </table:table-cell>
          <table:table-cell table:style-name="Shortcuts_5f_for_5f_Headings.B12" office:value-type="string">
            <text:p text:style-name="OOoTableText">At the start of a heading: Inserts a tab stop. Depending on the Window Manager in use, <text:span text:style-name="OOoKeystroke">Alt+Tab</text:span> may be used instead.</text:p>
          </table:table-cell>
        </table:table-row>
      </table:table>
      <text:h text:style-name="P16" text:outline-level="1">Shortcut keys for moving and resizing frames, graphics and objects</text:h>
      <table:table table:name="Table4" table:style-name="Table4">
        <table:table-column table:style-name="Table4.A"/>
        <table:table-column table:style-name="Table4.B"/>
        <table:table-header-rows>
          <table:table-row table:style-name="Table4.1">
            <table:table-cell table:style-name="Table4.A1" office:value-type="string">
              <text:p text:style-name="P5">Shortcut Keys</text:p>
            </table:table-cell>
            <table:table-cell table:style-name="Table4.B1" office:value-type="string">
              <text:p text:style-name="P5">Effect</text:p>
            </table:table-cell>
          </table:table-row>
        </table:table-header-rows>
        <table:table-row table:style-name="Table4.2">
          <table:table-cell table:style-name="Table4.A2" office:value-type="string">
            <text:p text:style-name="OOoTableText.Italic">Esc</text:p>
          </table:table-cell>
          <table:table-cell table:style-name="Table4.B2" office:value-type="string">
            <text:p text:style-name="P4">Cursor is inside a text frame and no text is selected: <text:span text:style-name="OOoKeystroke">Esc</text:span> selects the text frame.</text:p>
            <text:p text:style-name="P4">Text frame is selected: <text:span text:style-name="OOoKeystroke">Esc</text:span> clears the cursor from the text frame.</text:p>
          </table:table-cell>
        </table:table-row>
        <table:table-row table:style-name="Table4.1">
          <table:table-cell table:style-name="Table4.A2" office:value-type="string">
            <text:p text:style-name="P3"><text:span text:style-name="OOoKeystroke">F2</text:span> or <text:span text:style-name="OOoKeystroke">Enter</text:span> <text:line-break/>or any key that produces a character on screen</text:p>
          </table:table-cell>
          <table:table-cell table:style-name="Table4.B2" office:value-type="string">
            <text:p text:style-name="P4">If a text frame is selected: positions the cursor to the end of the text in the text frame. If you press any key that produces a character on screen, and the document is in edit mode, the character is appended to the text.</text:p>
          </table:table-cell>
        </table:table-row>
        <table:table-row table:style-name="Table4.2">
          <table:table-cell table:style-name="Table4.A2" office:value-type="string">
            <text:p text:style-name="P3"><text:span text:style-name="OOoKeystroke">Alt+Arrow Keys</text:span></text:p>
          </table:table-cell>
          <table:table-cell table:style-name="Table4.B2" office:value-type="string">
            <text:p text:style-name="P4">Moves the selected object.</text:p>
          </table:table-cell>
        </table:table-row>
        <table:table-row table:style-name="Table4.1">
          <table:table-cell table:style-name="Table4.A2" office:value-type="string">
            <text:p text:style-name="P3"><text:span text:style-name="OOoKeystroke">Alt+Ctrl+Arrow Keys</text:span></text:p>
          </table:table-cell>
          <table:table-cell table:style-name="Table4.B2" office:value-type="string">
            <text:p text:style-name="P4">Resizes an object by moving the lower right corner.</text:p>
          </table:table-cell>
        </table:table-row>
        <table:table-row table:style-name="Table4.2">
          <table:table-cell table:style-name="Table4.A2" office:value-type="string">
            <text:p text:style-name="P3"><text:span text:style-name="OOoKeystroke">Alt+Ctrl+Shift+ <text:line-break/>Arrow Keys</text:span></text:p>
          </table:table-cell>
          <table:table-cell table:style-name="Table4.B2" office:value-type="string">
            <text:p text:style-name="P4">Resizes an object by moving the top left corner.</text:p>
          </table:table-cell>
        </table:table-row>
        <table:table-row table:style-name="Table4.1">
          <table:table-cell table:style-name="Table4.A7" office:value-type="string">
            <text:p text:style-name="P3"><text:span text:style-name="OOoKeystroke">Ctrl+Tab</text:span></text:p>
          </table:table-cell>
          <table:table-cell table:style-name="Table4.B7" office:value-type="string">
            <text:p text:style-name="P4">Selects the anchor of an object (in Edit Points mode).</text:p>
          </table:table-cell>
        </table:table-row>
      </table:table>
      <text:p text:style-name="OOoTextBody"/>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Italic" style:family="paragraph" style:parent-style-name="OOoTableText" style:next-style-name="OOoTableText">
      <style:text-properties fo:font-style="italic"/>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hortcut keys for moving and resizing frames, graphics and objects</text:chapter><text:tab/><text:page-number text:select-page="current">11</text:page-number></text:p>
      </style:footer>
      <style:footer-left>
        <text:p text:style-name="OOoFooter"><text:page-number text:select-page="current">3</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Keyboard Shortcuts</text:title><text:tab/><text:page-number text:select-page="current">9</text:page-number></text:p>
      </style:footer>
      <style:footer-left>
        <text:p text:style-name="OOoFooter"><text:page-number text:select-page="current">1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Keyboard Shortcuts</dc:title>
    <meta:creation-date>2008-07-15T12:57:28</meta:creation-date>
    <meta:editing-cycles>41</meta:editing-cycles>
    <meta:editing-duration>PT12H51M46S</meta:editing-duration>
    <dc:description>Template version 10
</dc:description>
    <meta:initial-creator>Michele Zarri</meta:initial-creator>
    <dc:date>2024-02-11T19:21:58.97</dc:date>
    <dc:creator>Keith McKenna</dc:creator>
    <meta:document-statistic meta:table-count="10" meta:image-count="0" meta:object-count="0" meta:page-count="9" meta:paragraph-count="315" meta:word-count="1945" meta:character-count="1161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